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 svg:font-family="'Noto Sans Devanagari'" style:font-family-generic="swiss"/>
    <style:font-face style:name="-webkit-standard" svg:font-family="-webkit-standard"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24.606cm" fo:margin-left="0cm" fo:margin-top="0cm" fo:margin-bottom="0cm" table:align="left" style:writing-mode="lr-tb"/>
    </style:style>
    <style:style style:name="Table1.A" style:family="table-column">
      <style:table-column-properties style:column-width="12.303cm"/>
    </style:style>
    <style:style style:name="Table1.B" style:family="table-column">
      <style:table-column-properties style:column-width="12.301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style>
    <style:style style:name="P1" style:family="paragraph" style:parent-style-name="Standard">
      <style:text-properties fo:language="fi" fo:country="FI"/>
    </style:style>
    <style:style style:name="P2" style:family="paragraph" style:parent-style-name="Standard" style:master-page-name="Standard">
      <style:paragraph-properties style:page-number="auto"/>
    </style:style>
    <style:style style:name="T1" style:family="text">
      <style:text-properties fo:color="#000000" style:font-name="-webkit-standard" style:font-name-asian="Times New Roman" style:language-asian="en" style:country-asian="GB" style:font-name-complex="Times New Roman"/>
    </style:style>
    <style:style style:name="T2" style:family="text">
      <style:text-properties fo:color="#000000" style:font-name="-webkit-standard" style:font-name-asian="Times New Roman" style:language-asian="en" style:country-asian="GB" style:font-name-complex="Times New Roman"/>
    </style:style>
    <style:style style:name="T3" style:family="text">
      <style:text-properties fo:color="#000000" style:font-name="-webkit-standard" fo:language="nb" fo:country="NO" style:font-name-asian="Times New Roman" style:language-asian="en" style:country-asian="GB" style:font-name-complex="Times New Roman"/>
    </style:style>
    <style:style style:name="T4" style:family="text">
      <style:text-properties fo:font-size="24pt" fo:language="fi" fo:country="FI" style:font-size-asian="24pt" style:font-size-complex="2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 text:name="_GoBack"/></text:p>
      <text:p text:style-name="P1"/>
      <table:table table:name="Table1" table:style-name="Table1">
        <table:table-column table:style-name="Table1.A"/>
        <table:table-column table:style-name="Table1.B"/>
        <table:table-row table:style-name="Table1.1">
          <table:table-cell table:style-name="Table1.A1" office:value-type="string">
            <text:p text:style-name="Standard"><text:span text:style-name="T1">Nordavinden og solen diskuterte en dag hvem av de to som var den</text:span><text:span text:style-name="T3"> </text:span><text:span text:style-name="T1">sterkeste, da de så en reisende som passerte forbi innhyllet i en tung</text:span><text:span text:style-name="T3"> </text:span><text:span text:style-name="T1">kappe. De ble da straks enige at den første av dem som lyktes i å få ham</text:span><text:span text:style-name="T3"> </text:span><text:span text:style-name="T1">til å ta av seg kappen han bar, skulle regnes som den sterkeste.</text:span><text:span text:style-name="T3"> </text:span><text:span text:style-name="T1">Nordavinden satte i gnag å blåse så sterkt han kunne, men dess mer han</text:span><text:span text:style-name="T3"> </text:span><text:span text:style-name="T1">blåste, dess mer tyllet den reisende kappen rundt seg. Slik at til slutt</text:span><text:span text:style-name="T3"> </text:span><text:span text:style-name="T1">måtte den stakkars nordavinden gi opp. Da begynte solen å stråle med all</text:span><text:span text:style-name="T3"> </text:span><text:span text:style-name="T1">sin varme og straks tok den reisende kappen av seg. Slik ble nordavinden</text:span><text:span text:style-name="T3"> </text:span><text:span text:style-name="T1">tvunget til innrømme at solen var den sterkeste av de to.</text:span></text:p>
            <text:p text:style-name="Standard"/>
          </table:table-cell>
          <table:table-cell table:style-name="Table1.A1" office:value-type="string">
            <text:p text:style-name="Standard"><text:span text:style-name="T4">Pohjaistuuli ja aurinko puhuthiin yks päivä sen ympäri ette kumpi heistä oli lujjiin ko het nähthiin reisumiehen joka meni sivvu ja jolla oli raskas kaapu päälä. Het päätethiin ette se kuka ensisti jaksaa saaha häneltä kaavun pois päältä oon lujjiin. Pohjaistuuli puhalsi kovin ja mitä enämen hän puhalsi sen enämen mies pani kaavun niin ette tyhä nokka ja silmät nävythiin. Niin lopuksi pohjaistuuli riepu piti anttaat ylös. Silloin aurinko alkoi paistahan kaikkiin lämpimiimmin ja reisumies pani kaavun varsin pois. Sillä laila pohjaistuulela oli pakko myönttäät ette aurinko oli heistä lujjiin. </text:span></text:p>
          </table:table-cell>
        </table:table-row>
      </table:tabl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 svg:font-family="'Noto Sans Devanagari'" style:font-family-generic="swiss"/>
    <style:font-face style:name="-webkit-standard" svg:font-family="-webkit-standard"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nb" fo:country="NO"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nb" fo:country="NO" style:letter-kerning="false" style:font-name-asian="Calibri1" style:font-size-asian="12pt" style:language-asian="en" style:country-asian="US" style:font-name-complex="F" style:font-size-complex="12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Default_20_Paragraph_20_Font" style:display-name="Default Paragraph Font" style:family="text"/>
    <style:style style:name="apple-converted-space" style:family="text" style:parent-style-name="Default_20_Paragraph_20_Fon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9.7cm" fo:page-height="21.001cm" style:num-format="1" style:print-orientation="landscape" fo:margin-top="2.54cm" fo:margin-bottom="2.54cm" fo:margin-left="2.54cm" fo:margin-right="2.54cm" style:writing-mode="lr-tb" style:layout-grid-color="#c0c0c0" style:layout-grid-lines="25"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ari Keränen</meta:initial-creator>
    <dc:creator>Aili E.</dc:creator>
    <meta:editing-cycles>2</meta:editing-cycles>
    <meta:creation-date>2020-10-27T11:46:00</meta:creation-date>
    <dc:date>2020-10-27T11:46:00</dc:date>
    <meta:editing-duration>P0D</meta:editing-duration>
    <meta:generator>LibreOffice/6.4.6.2$Linux_X86_64 LibreOffice_project/40$Build-2</meta:generator>
    <meta:document-statistic meta:table-count="1" meta:image-count="0" meta:object-count="0" meta:page-count="1" meta:paragraph-count="2" meta:word-count="210" meta:character-count="1219" meta:non-whitespace-character-count="1010"/>
    <meta:user-defined meta:name="AppVersion">16.0000</meta:user-defined>
    <meta:user-defined meta:name="ContentTypeId">0x010100EAEB806AD6F7E74C96A24C292DFBD21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